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71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3.1pt"/>
    </style:style>
    <style:style style:name="co5" style:family="table-column">
      <style:table-column-properties fo:break-before="auto" style:column-width="17.7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7.75pt" fo:break-before="auto" style:use-optimal-row-height="true"/>
    </style:style>
    <style:style style:name="ro4" style:family="table-row">
      <style:table-row-properties style:row-height="158.94pt" fo:break-before="auto" style:use-optimal-row-height="true"/>
    </style:style>
    <style:style style:name="ro5" style:family="table-row">
      <style:table-row-properties style:row-height="226.46pt" fo:break-before="auto" style:use-optimal-row-height="true"/>
    </style:style>
    <style:style style:name="ro6" style:family="table-row">
      <style:table-row-properties style:row-height="170.19pt" fo:break-before="auto" style:use-optimal-row-height="true"/>
    </style:style>
    <style:style style:name="ro7" style:family="table-row">
      <style:table-row-properties style:row-height="181.45pt" fo:break-before="auto" style:use-optimal-row-height="true"/>
    </style:style>
    <style:style style:name="ro8" style:family="table-row">
      <style:table-row-properties style:row-height="136.46pt" fo:break-before="auto" style:use-optimal-row-height="true"/>
    </style:style>
    <style:style style:name="ro9" style:family="table-row">
      <style:table-row-properties style:row-height="113.95pt" fo:break-before="auto" style:use-optimal-row-height="true"/>
    </style:style>
    <style:style style:name="ro10" style:family="table-row">
      <style:table-row-properties style:row-height="102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fo:wrap-option="wrap" style:shrink-to-fit="tru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pt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999999" style:text-align-source="fix" style:repeat-content="false" fo:wrap-option="wrap" style:shrink-to-fit="true"/>
      <style:paragraph-properties fo:text-align="center" fo:margin-left="0pt"/>
    </style:style>
    <style:style style:name="ce7" style:family="table-cell" style:parent-style-name="Default">
      <style:table-cell-properties fo:background-color="#999999" fo:wrap-option="wrap" style:shrink-to-fit="true"/>
    </style:style>
    <style:style style:name="ce8" style:family="table-cell" style:parent-style-name="Default">
      <style:table-cell-properties style:text-align-source="fix" style:repeat-content="false" fo:wrap-option="wrap" style:shrink-to-fit="tru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999999" style:text-align-source="fix" style:repeat-content="false" fo:wrap-option="wrap" style:shrink-to-fit="true"/>
      <style:paragraph-properties fo:text-align="center" fo:margin-left="0pt"/>
      <style:text-properties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wrap-option="wrap" style:shrink-to-fit="true"/>
      <style:paragraph-properties fo:text-align="center" fo:margin-left="0pt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999999" style:text-align-source="fix" style:repeat-content="false" fo:wrap-option="wrap" style:shrink-to-fit="true"/>
      <style:paragraph-properties fo:text-align="center" fo:margin-left="0pt"/>
      <style:text-properties fo:color="#800000"/>
    </style:style>
    <style:style style:name="ce14" style:family="table-cell" style:parent-style-name="Default">
      <style:table-cell-properties fo:background-color="#999999" fo:wrap-option="wrap" style:shrink-to-fit="true"/>
      <style:text-properties fo:color="#800000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3" table:default-cell-style-name="ce3"/>
        <table:table-column table:style-name="co4" table:default-cell-style-name="ce7"/>
        <table:table-column table:style-name="co1" table:number-columns-repeated="3" table:default-cell-style-name="ce3"/>
        <table:table-column table:style-name="co3" table:default-cell-style-name="ce14"/>
        <table:table-column table:style-name="co1" table:number-columns-repeated="3" table:default-cell-style-name="ce3"/>
        <table:table-column table:style-name="co4" table:default-cell-style-name="ce7"/>
        <table:table-column table:style-name="co1" table:number-columns-repeated="3" table:default-cell-style-name="ce3"/>
        <table:table-column table:style-name="co4" table:default-cell-style-name="ce7"/>
        <table:table-column table:style-name="co1" table:number-columns-repeated="2" table:default-cell-style-name="ce3"/>
        <table:table-column table:style-name="co1" table:default-cell-style-name="ce4"/>
        <table:table-column table:style-name="co5" table:default-cell-style-name="ce16"/>
        <table:table-column table:style-name="co1" table:number-columns-repeated="99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mputation</text:p>
          </table:table-cell>
          <table:covered-table-cell table:number-columns-repeated="2" table:style-name="ce1"/>
          <table:table-cell table:style-name="ce5"/>
          <table:table-cell table:style-name="ce1" office:value-type="string" calcext:value-type="string" table:number-columns-spanned="3" table:number-rows-spanned="1">
            <text:p>Sensors</text:p>
          </table:table-cell>
          <table:covered-table-cell table:number-columns-repeated="2" table:style-name="ce1"/>
          <table:table-cell table:style-name="ce5"/>
          <table:table-cell table:style-name="ce9" office:value-type="string" calcext:value-type="string" table:number-columns-spanned="3" table:number-rows-spanned="1">
            <text:p>Power</text:p>
          </table:table-cell>
          <table:covered-table-cell table:number-columns-repeated="2" table:style-name="ce1"/>
          <table:table-cell table:style-name="ce10"/>
          <table:table-cell table:style-name="ce11" office:value-type="string" calcext:value-type="string" table:number-columns-spanned="3" table:number-rows-spanned="1">
            <text:p>Communication</text:p>
          </table:table-cell>
          <table:covered-table-cell table:number-columns-repeated="2" table:style-name="ce12"/>
          <table:table-cell table:style-name="ce13"/>
          <table:table-cell table:style-name="ce11" office:value-type="string" calcext:value-type="string" table:number-columns-spanned="3" table:number-rows-spanned="1">
            <text:p>Actuation </text:p>
          </table:table-cell>
          <table:covered-table-cell table:number-columns-repeated="2" table:style-name="ce8"/>
          <table:table-cell table:style-name="ce6"/>
          <table:table-cell table:style-name="ce12" office:value-type="string" calcext:value-type="string" table:number-columns-spanned="3" table:number-rows-spanned="1">
            <text:p>Deprecated</text:p>
          </table:table-cell>
          <table:covered-table-cell table:number-columns-repeated="2" table:style-name="ce8"/>
          <table:table-cell table:style-name="ce6"/>
          <table:table-cell table:style-name="ce12" office:value-type="string" calcext:value-type="string" table:number-columns-spanned="3" table:number-rows-spanned="1">
            <text:p>Other</text:p>
          </table:table-cell>
          <table:covered-table-cell table:style-name="ce8"/>
          <table:covered-table-cell table:style-name="ce2"/>
          <table:table-cell table:style-name="ce15"/>
          <table:table-cell table:style-name="ce17" table:number-columns-repeated="996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Links</text:p>
          </table:table-cell>
          <table:table-cell table:style-name="ce6"/>
          <table:table-cell table:style-name="ce8" office:value-type="string" calcext:value-type="string">
            <text:p>Image</text:p>
          </table:table-cell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Links</text:p>
          </table:table-cell>
          <table:table-cell table:style-name="ce6"/>
          <table:table-cell table:style-name="ce8" office:value-type="string" calcext:value-type="string">
            <text:p>Image</text:p>
          </table:table-cell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Links</text:p>
          </table:table-cell>
          <table:table-cell table:style-name="ce6"/>
          <table:table-cell table:style-name="ce8" office:value-type="string" calcext:value-type="string">
            <text:p>Image</text:p>
          </table:table-cell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Links</text:p>
          </table:table-cell>
          <table:table-cell table:style-name="ce13"/>
          <table:table-cell table:style-name="ce8" office:value-type="string" calcext:value-type="string">
            <text:p>Image</text:p>
          </table:table-cell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Links</text:p>
          </table:table-cell>
          <table:table-cell table:style-name="ce6"/>
          <table:table-cell table:style-name="ce8" office:value-type="string" calcext:value-type="string">
            <text:p>Image</text:p>
          </table:table-cell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Links</text:p>
          </table:table-cell>
          <table:table-cell table:style-name="ce6"/>
          <table:table-cell table:style-name="ce8" office:value-type="string" calcext:value-type="string">
            <text:p>Image</text:p>
          </table:table-cell>
          <table:table-cell table:style-name="ce8" office:value-type="string" calcext:value-type="string">
            <text:p>Hardware</text:p>
          </table:table-cell>
          <table:table-cell table:style-name="ce2" office:value-type="string" calcext:value-type="string">
            <text:p>Links</text:p>
          </table:table-cell>
          <table:table-cell table:style-name="ce15"/>
          <table:table-cell table:style-name="ce17" table:number-columns-repeated="996"/>
        </table:table-row>
        <table:table-row table:style-name="ro3">
          <table:table-cell office:value-type="string" calcext:value-type="string">
            <text:p>&lt;img src="https://www.intel.com/content/dam/products/hero/foreground/nuc5i7ryh-nuc5i5ryh-nuc5i3ryh-front-straight-16x9.png.rendition.intel.web.320.180.png" width=125&gt; &lt;br/&gt;</text:p>
          </table:table-cell>
          <table:table-cell office:value-type="string" calcext:value-type="string">
            <text:p>Intel NUC 5i7RYH</text:p>
          </table:table-cell>
          <table:table-cell office:value-type="string" calcext:value-type="string">
            <text:p>([reference](https://www-ssl.intel.com/content/www/us/en/products/boards-kits/nuc/kits/nuc5i7ryh.html)) ([documentation](https://github.com/olinrobotics/gravl/wiki/Kubo:-NUC))</text:p>
          </table:table-cell>
          <table:table-cell/>
          <table:table-cell office:value-type="string" calcext:value-type="string">
            <text:p>&lt;img src="https://camo.githubusercontent.com/d9ca293300420da60a4d4e415d6f380712a1e77c/68747470733a2f2f676e7373736f6c7574696f6e732e636f2e756b2f77702d636f6e74656e742f75706c6f6164732f68656d697370686572652d763130332e6a7067" width=150&gt; &lt;br/&gt;</text:p>
          </table:table-cell>
          <table:table-cell office:value-type="string" calcext:value-type="string">
            <text:p>Hemisphere Vector V103 GPS</text:p>
          </table:table-cell>
          <table:table-cell office:value-type="string" calcext:value-type="string">
            <text:p>([reference](https://hemispheregnss.com/Products/Products/Position-Heading/vector-v103e284a2-and-v113e284a2-gps-compasses-96)) ([documentation](https://github.com/olinrobotics/gravl/wiki/Hemisphere-Vector-GPS))</text:p>
          </table:table-cell>
          <table:table-cell/>
          <table:table-cell office:value-type="string" calcext:value-type="string">
            <text:p>&lt;img src="https://encrypted-tbn0.gstatic.com/images?q=tbn:ANd9GcSib3o4KOlfZGlYGdBfRSgUZK4OWt1RMuSEUYKr6f2Jd0jpCNmc" width=150&gt; &lt;br/&gt;</text:p>
          </table:table-cell>
          <table:table-cell office:value-type="string" calcext:value-type="string">
            <text:p>V-Infinity VHK200W-Q24-S12 Voltage Regulator</text:p>
          </table:table-cell>
          <table:table-cell office:value-type="string" calcext:value-type="string">
            <text:p>([reference](http://www.cui.com/product/resource/vhk200w.pdf))</text:p>
          </table:table-cell>
          <table:table-cell/>
          <table:table-cell office:value-type="string" calcext:value-type="string">
            <text:p>&lt;img src="https://static.bhphoto.com/images/images500x500/ubiquiti_networks_rocketm9_rocket_m900_wireless_access_1418656808000_1079060.jpg" width=150&gt; &lt;br/&gt;</text:p>
          </table:table-cell>
          <table:table-cell office:value-type="string" calcext:value-type="string">
            <text:p>Ubiquiti Rocket M900</text:p>
          </table:table-cell>
          <table:table-cell office:value-type="string" calcext:value-type="string">
            <text:p>([reference](<text:a xlink:href="https://www.ubnt.com/airmax/rocketm/" xlink:type="simple">https://www.ubnt.com/airmax/rocketm/</text:a>)) ([reference](<text:a xlink:href="https://www.bhphotovideo.com/c/product/1079060-REG/ubiquiti_networks_rocketm9_rocket_m900_wireless_access.html?ap=y&amp;c3api=1876%2C92051677682%2C%2C&amp;gclid=CjwKCAjwt5DXBRAtEiwAa3vyEp1ruWw4o2z6cMnt3le1lVAnFw69479TzKQgqsiPgVV22FY" xlink:type="simple">https://www.bhphotovideo.com/c/product/1079060-REG/ubiquiti_networks_rocketm9_rocket_m900_wireless_access.html?ap=y&amp;c3api=1876%2C92051677682%2C%2C&amp;gclid=CjwKCAjwt5DXBRAtEiwAa3vyEp1ruWw4o2z6cMnt3le1lVAnFw69479TzKQgqsiPgVV22FY</text:a>-pQ4thxoC0qoQAvD_BwE))</text:p>
          </table:table-cell>
          <table:table-cell/>
          <table:table-cell office:value-type="string" calcext:value-type="string">
            <text:p>&lt;img src="http://www.basicmicro.com/thumbnail.asp?file=assets/images/MC30_RIGHT_SML.jpg&amp;maxx=800&amp;maxy=0" width="125"&gt; &lt;br/&gt;</text:p>
          </table:table-cell>
          <table:table-cell office:value-type="string" calcext:value-type="string">
            <text:p>Roboclaw 2x45A Motor Controller</text:p>
          </table:table-cell>
          <table:table-cell office:value-type="string" calcext:value-type="string">
            <text:p>([reference](http://www.ionmc.com/RoboClaw-2x45A-Motor-Controller_p_26.html))</text:p>
          </table:table-cell>
          <table:table-cell/>
          <table:table-cell office:value-type="string" calcext:value-type="string">
            <text:p>&lt;img src="https://cdn.solarbotics.com/products/photos/eb8e9504c78d38bd0ebcc77dc72360d0/50120-top-dscn0619.jpg?w=800" width=150&gt; &lt;br/&gt;</text:p>
          </table:table-cell>
          <table:table-cell office:value-type="string" calcext:value-type="string">
            <text:p>Sabertooth 2x25 Motor Controller</text:p>
          </table:table-cell>
          <table:table-cell office:value-type="string" calcext:value-type="string">
            <text:p>([reference](https://www.dimensionengineering.com/products/sabertooth2x25))</text:p>
          </table:table-cell>
          <table:table-cell/>
          <table:table-cell office:value-type="string" calcext:value-type="string">
            <text:p>&lt;img src=”<text:a xlink:href="https://canipak.com/img/produits/can-35-1.png" xlink:type="simple">https://canipak.com/img/produits/can-35-1.png</text:a>” width=150&gt;</text:p>
          </table:table-cell>
          <table:table-cell office:value-type="string" calcext:value-type="string">
            <text:p>Operators Manual Canister</text:p>
          </table:table-cell>
          <table:table-cell office:value-type="string" calcext:value-type="string">
            <text:p>([reference](https://www.amazon.com/Operators-Manual-Canister-3-1-Diameter/dp/B00FH7NRPG))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&lt;img src="https://cdn.sparkfun.com/r/500-500/assets/parts/1/1/8/9/6/14056-01.jpg" width=125&gt; &lt;br/&gt;</text:p>
          </table:table-cell>
          <table:table-cell table:style-name="ce4" office:value-type="string" calcext:value-type="string">
            <text:p>Teensy 3.5</text:p>
          </table:table-cell>
          <table:table-cell table:style-name="ce4" office:value-type="string" calcext:value-type="string">
            <text:p>([reference](https://www.pjrc.com/store/teensy35.html))</text:p>
          </table:table-cell>
          <table:table-cell/>
          <table:table-cell office:value-type="string" calcext:value-type="string">
            <text:p>&lt;img src="https://www.hokuyo-aut.jp/p/product/20170124092811_362.jpg" width=125&gt; &lt;br/&gt;</text:p>
          </table:table-cell>
          <table:table-cell office:value-type="string" calcext:value-type="string">
            <text:p>Hokuyo UXM-30LX-E Lidar</text:p>
          </table:table-cell>
          <table:table-cell office:value-type="string" calcext:value-type="string">
            <text:p>([reference](https://www.hokuyo-aut.jp/search/single.php?serial=171)) ([documentation](https://github.com/olinrobotics/gravl/wiki/Kubo:-LiDAR))</text:p>
          </table:table-cell>
          <table:table-cell/>
          <table:table-cell office:value-type="string" calcext:value-type="string">
            <text:p>&lt;img src="https://dh778tpvmt77t.cloudfront.net/images/products/180px_thumbnails/5511e.png" width=150&gt; &lt;br/&gt;</text:p>
          </table:table-cell>
          <table:table-cell office:value-type="string" calcext:value-type="string">
            <text:p>Blue Sea Systems Battery Switch</text:p>
          </table:table-cell>
          <table:table-cell office:value-type="string" calcext:value-type="string">
            <text:p>([reference](https://www.bluesea.com/products/products/5511e/e-Series_Dual_Circuit_Plus_Battery_Switch/featured))</text:p>
          </table:table-cell>
          <table:table-cell table:number-columns-repeated="5"/>
          <table:table-cell office:value-type="string" calcext:value-type="string">
            <text:p>&lt;img src="http://www.servocomponents.com/GM14000%20with%20encoder.gif?Action=thumbnail&amp;Width=200&amp;Height=200" width="150"&gt; &lt;br/&gt;</text:p>
          </table:table-cell>
          <table:table-cell office:value-type="string" calcext:value-type="string">
            <text:p>Lo-Cog DC Servo Gearmotor</text:p>
          </table:table-cell>
          <table:table-cell office:value-type="string" calcext:value-type="string">
            <text:p>([reference](http://www.servocomponents.com/Pittman-Gear-Motor-GM14000-series/gm14904s014-r1))</text:p>
          </table:table-cell>
          <table:table-cell/>
          <table:table-cell office:value-type="string" calcext:value-type="string">
            <text:p>&lt;img src="https://a.pololu-files.com/picture/0J5113.1200.jpg?daed0d89d068708b2063acf2fbba55fb" width=150&gt; &lt;br/&gt;</text:p>
          </table:table-cell>
          <table:table-cell office:value-type="string" calcext:value-type="string">
            <text:p>Roboclaw 2x15A Motor Controller</text:p>
          </table:table-cell>
          <table:table-cell office:value-type="string" calcext:value-type="string">
            <text:p>([reference](http://www.ionmc.com/RoboClaw-2x15A-Motor-Controller_p_10.html))</text:p>
          </table:table-cell>
          <table:table-cell table:number-columns-repeated="1001"/>
        </table:table-row>
        <table:table-row table:style-name="ro4">
          <table:table-cell table:style-name="ce4" table:number-columns-repeated="3"/>
          <table:table-cell/>
          <table:table-cell office:value-type="string" calcext:value-type="string">
            <text:p>&lt;img src="https://www.swiftnav.com/sites/default/files/piksi-multi-eval-kit-labeled_2.jpg" width=150&gt; &lt;br/&gt;</text:p>
          </table:table-cell>
          <table:table-cell office:value-type="string" calcext:value-type="string">
            <text:p>Swift Navigation RTK GPS</text:p>
          </table:table-cell>
          <table:table-cell office:value-type="string" calcext:value-type="string">
            <text:p>([reference](https://www.swiftnav.com/piksi-multi-evaluation-kits)) ([documentation](https://github.com/olinrobotics/gravl/wiki/Swift-Navigation-RTK-GPS))</text:p>
          </table:table-cell>
          <table:table-cell/>
          <table:table-cell office:value-type="string" calcext:value-type="string">
            <text:p>&lt;img src="https://dh778tpvmt77t.cloudfront.net/images/products/180px_thumbnails/7610.png" width=150&gt; &lt;br/&gt;</text:p>
          </table:table-cell>
          <table:table-cell office:value-type="string" calcext:value-type="string">
            <text:p>Blue Sea Systems Automatic Charging Relay</text:p>
          </table:table-cell>
          <table:table-cell office:value-type="string" calcext:value-type="string">
            <text:p>([reference](https://www.bluesea.com/products/7610/SI-ACR_Automatic_Charging_Relay_-_12_24V_DC_120A))</text:p>
          </table:table-cell>
          <table:table-cell table:number-columns-repeated="5"/>
          <table:table-cell office:value-type="string" calcext:value-type="string">
            <text:p>&lt;img src="https://www.servocity.com/media/catalog/product/cache/1/image/438x280/602f0fa2c1f0d1ba5e241f914e856ff9/h/d/hda4_2.jpg" width="150"&gt; &lt;br/&gt;</text:p>
          </table:table-cell>
          <table:table-cell office:value-type="string" calcext:value-type="string">
            <text:p>4" Stroke 25 lb Thrust Linear Actuator</text:p>
          </table:table-cell>
          <table:table-cell office:value-type="string" calcext:value-type="string">
            <text:p>([reference](https://www.servocity.com/hda4-2))</text:p>
          </table:table-cell>
          <table:table-cell/>
          <table:table-cell office:value-type="string" calcext:value-type="string">
            <text:p>&lt;img src="https://www.mouser.com/images/bourns/images/inhouse_3590s2103l_t.jpg" width=150&gt; &lt;br/&gt;</text:p>
          </table:table-cell>
          <table:table-cell office:value-type="string" calcext:value-type="string">
            <text:p>Bourns Precision Steering Potentiometer</text:p>
          </table:table-cell>
          <table:table-cell office:value-type="string" calcext:value-type="string">
            <text:p>([reference](http://www.mouser.com/ProductDetail/Bourns/3590S-2-502L/?qs=JZ1tlzCDhS47cLqw8eUQ3w%3D%3D))</text:p>
          </table:table-cell>
          <table:table-cell table:number-columns-repeated="1001"/>
        </table:table-row>
        <table:table-row table:style-name="ro5">
          <table:table-cell table:number-columns-repeated="4"/>
          <table:table-cell office:value-type="string" calcext:value-type="string">
            <text:p>&lt;img src="https://www.phidgets.com/productfiles/1044/1044_0B/Images/551x-/20/1044_0B.jpg" width=150&gt; &lt;br/&gt;</text:p>
          </table:table-cell>
          <table:table-cell office:value-type="string" calcext:value-type="string">
            <text:p>PhidgetSpatial Precision High Resolution IMU</text:p>
          </table:table-cell>
          <table:table-cell office:value-type="string" calcext:value-type="string">
            <text:p>([reference](https://www.phidgets.com/?tier=3&amp;catid=10&amp;pcid=8&amp;prodid=1038)) ([documentation](https://github.com/olinrobotics/gravl/wiki/Electronics:-IMU))</text:p>
          </table:table-cell>
          <table:table-cell/>
          <table:table-cell office:value-type="string" calcext:value-type="string">
            <text:p>&lt;img src="https://newcontent.westmarine.com/content/images/catalog/large/6557466_LRG.06092018103007.jpg" width=150&gt; &lt;br/&gt;</text:p>
          </table:table-cell>
          <table:table-cell office:value-type="string" calcext:value-type="string">
            <text:p>Blue Sea Systems Fuse Block</text:p>
          </table:table-cell>
          <table:table-cell office:value-type="string" calcext:value-type="string">
            <text:p>([reference](http://shop.pkys.com/Blue-Sea-5025-ST-Blade-Fuse-Block-with-6-Circuits_p_1619.html?gclid=Cj0KCQiAzrTUBRCnARIsAL0mqcymHt2HMSdyTbfcplEWW6M2vWShifxO7QNZ73vAnHyCt7FCQdWd0cIaAnwBEALw_wcB))</text:p>
          </table:table-cell>
          <table:table-cell table:number-columns-repeated="5"/>
          <table:table-cell office:value-type="string" calcext:value-type="string">
            <text:p>&lt;img src="https://www.progressiveautomations.com/media/catalog/product/cache/2/thumbnail/198x113/9df78eab33525d08d6e5fb8d27136e95/p/a/pa-14p-4.png" width="150"&gt; &lt;br/&gt;</text:p>
          </table:table-cell>
          <table:table-cell office:value-type="string" calcext:value-type="string">
            <text:p>6" Stroke 35 lb Thrust Linear Actuator</text:p>
          </table:table-cell>
          <table:table-cell office:value-type="string" calcext:value-type="string">
            <text:p>([reference](https://www.progressiveautomations.com/linear-actuator-with-potentiometer)) ([documentation](https://www.progressiveautomations.com/media/catalog/pdf/Linear_Actuator_with_Potentiometer_PA-14P.pdf))</text:p>
          </table:table-cell>
          <table:table-cell/>
          <table:table-cell office:value-type="string" calcext:value-type="string">
            <text:p>&lt;img src="https://assets.alliedelec.com/f_auto,c_scale,w_200,d_no_image.png/70050453.jpg" width=150&gt; &lt;br/&gt;</text:p>
          </table:table-cell>
          <table:table-cell office:value-type="string" calcext:value-type="string">
            <text:p>Pittman GM14904S015-R1 Brushed Gearmotor</text:p>
          </table:table-cell>
          <table:table-cell office:value-type="string" calcext:value-type="string">
            <text:p>([reference](http://www.alliedelec.com/pittman-gm14904s015-r1/70050453/))</text:p>
          </table:table-cell>
          <table:table-cell table:number-columns-repeated="1001"/>
        </table:table-row>
        <table:table-row table:style-name="ro6">
          <table:table-cell table:number-columns-repeated="4"/>
          <table:table-cell office:value-type="string" calcext:value-type="string">
            <text:p>&lt;img src="https://static4.tme.eu//products_pics/f/b/f/fbf189381cc543c8c8aa5d7e981d8093/386864.jpg" width="100"&gt; &lt;br/&gt;</text:p>
          </table:table-cell>
          <table:table-cell office:value-type="string" calcext:value-type="string">
            <text:p>Vishay Spectrol Precision Potentiometer 10K 534-11102</text:p>
          </table:table-cell>
          <table:table-cell office:value-type="string" calcext:value-type="string">
            <text:p>([reference](http://www.vishay.com/docs/57065/533534.pdf))</text:p>
          </table:table-cell>
          <table:table-cell/>
          <table:table-cell office:value-type="string" calcext:value-type="string">
            <text:p>&lt;img src="https://encrypted-tbn0.gstatic.com/images?q=tbn:ANd9GcSWVuzpAuZ_3jSiI-Jqop-8l9sGVEARh-nKKFlPHJ_BSMCVKLiD" width=150&gt; &lt;br/&gt;</text:p>
          </table:table-cell>
          <table:table-cell office:value-type="string" calcext:value-type="string">
            <text:p>BACO Mushroom Head Stay-put Estop</text:p>
          </table:table-cell>
          <table:table-cell office:value-type="string" calcext:value-type="string">
            <text:p>([reference](http://www.baco-international.com/sites/all/images/files/E_Stops.pdf))</text:p>
          </table:table-cell>
          <table:table-cell table:number-columns-repeated="1013"/>
        </table:table-row>
        <table:table-row table:style-name="ro5">
          <table:table-cell table:number-columns-repeated="4"/>
          <table:table-cell office:value-type="string" calcext:value-type="string">
            <text:p>&lt;img src="https://images-na.ssl-images-amazon.com/images/I/61Jgx%2B6-FtL._SL1000_.jpg" width=150&gt; &lt;br/&gt;</text:p>
          </table:table-cell>
          <table:table-cell office:value-type="string" calcext:value-type="string">
            <text:p>Calt 1000mm Pull Cable Encoder</text:p>
          </table:table-cell>
          <table:table-cell office:value-type="string" calcext:value-type="string">
            <text:p>([reference](https://www.amazon.com/1000mm-stroke-encoder-Pushpull-Output/dp/B01EA6S9D4/ref=sr_1_1?ie=UTF8&amp;qid=1520797999&amp;sr=8-1)) ([reference](http://www.china-encoder.com/product_detail/productId=83.html))</text:p>
          </table:table-cell>
          <table:table-cell/>
          <table:table-cell office:value-type="string" calcext:value-type="string">
            <text:p>&lt;img src="https://a.pololu-files.com/picture/0J5851.600x480.jpg?d7ecfd2d1dd922f537ce44c02e13305b" width=150&gt; &lt;br/&gt;</text:p>
          </table:table-cell>
          <table:table-cell office:value-type="string" calcext:value-type="string">
            <text:p>5V 5A Step Down Voltage Regulator</text:p>
          </table:table-cell>
          <table:table-cell office:value-type="string" calcext:value-type="string">
            <text:p>([reference](<text:a xlink:href="https://www.pololu.com/product/2851/specs" xlink:type="simple">https://www.pololu.com/product/2851/specs</text:a>))</text:p>
          </table:table-cell>
          <table:table-cell table:number-columns-repeated="1013"/>
        </table:table-row>
        <table:table-row table:style-name="ro4">
          <table:table-cell table:number-columns-repeated="4"/>
          <table:table-cell office:value-type="string" calcext:value-type="string">
            <text:p>&lt;img src="https://encrypted-tbn0.gstatic.com/images?q=tbn:ANd9GcRAaJSOcRWJFpk0847D1g4Mutetu3R4ylVnP0eia88N0cqq5XcU" width=150&gt; &lt;br/&gt;</text:p>
          </table:table-cell>
          <table:table-cell office:value-type="string" calcext:value-type="string">
            <text:p>DFROBOT URM06-Analog Ultrasonic Range Finder</text:p>
          </table:table-cell>
          <table:table-cell office:value-type="string" calcext:value-type="string">
            <text:p>([reference](https://www.dfrobot.com/product-1034.html)) ([reference](https://www.dfrobot.com/wiki/index.php/URM06-ANALOG_Ultrasonic_SKU:SEN0152))</text:p>
          </table:table-cell>
          <table:table-cell/>
          <table:table-cell office:value-type="string" calcext:value-type="string">
            <text:p>&lt;img src="https://cdn.solarbotics.com/products/photos/a17920c511c2a41e109d2dd3608f669c/50225-top-img_3262.JPG?w=800" width=150&gt; &lt;br/&gt;</text:p>
          </table:table-cell>
          <table:table-cell office:value-type="string" calcext:value-type="string">
            <text:p>AnyVolt Micro - Dimension Engineering</text:p>
          </table:table-cell>
          <table:table-cell office:value-type="string" calcext:value-type="string">
            <text:p>([reference](https://www.dimensionengineering.com/products/anyvolt-micro))</text:p>
          </table:table-cell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&lt;img src="https://telescopes.net/store/media/extendware/ewimageopt/media/inline/b5/5/point-grey-flea3-13mp-color-usb-30-sony-imx035-camera-aa1.jpg" width=150&gt; &lt;br/&gt;</text:p>
          </table:table-cell>
          <table:table-cell office:value-type="string" calcext:value-type="string">
            <text:p>Point Grey Blackfly 13S2C-CS Camera</text:p>
          </table:table-cell>
          <table:table-cell office:value-type="string" calcext:value-type="string">
            <text:p>([reference](https://www.ptgrey.com/blackfly-13-mp-color-usb3-vision-sony-icx445))</text:p>
          </table:table-cell>
          <table:table-cell/>
          <table:table-cell office:value-type="string" calcext:value-type="string">
            <text:p>&lt;img src="http://resources.mini-box.com/online/PWR-DCDC-NUC/moreimages/Mini-Box-DCDC-NUC-b4.jpg" width=150&gt; &lt;br/&gt;</text:p>
          </table:table-cell>
          <table:table-cell office:value-type="string" calcext:value-type="string">
            <text:p>Mini-box DCDC-NUC Power Supply</text:p>
          </table:table-cell>
          <table:table-cell office:value-type="string" calcext:value-type="string">
            <text:p>([reference](http://www.mini-box.com/DCDC-NUC))</text:p>
          </table:table-cell>
          <table:table-cell table:number-columns-repeated="1013"/>
        </table:table-row>
        <table:table-row table:style-name="ro8">
          <table:table-cell table:number-columns-repeated="4"/>
          <table:table-cell office:value-type="string" calcext:value-type="string">
            <text:p>&lt;img src="https://security-img.scdn6.secure.raxcdn.com/products/400/fujinon-tf8da-8b-cctv-camera-lens.jpg" width=150&gt; &lt;br/&gt;</text:p>
          </table:table-cell>
          <table:table-cell office:value-type="string" calcext:value-type="string">
            <text:p>Fujifilm DF6HA-1B Lens</text:p>
          </table:table-cell>
          <table:table-cell office:value-type="string" calcext:value-type="string">
            <text:p>([reference](<text:a xlink:href="http://www.fujifilmusa.com/products/optical_devices/machine-vision/1-2-15/df6ha-1b/" xlink:type="simple">http://www.fujifilmusa.com/products/optical_devices/machine-vision/1-2-15/df6ha-1b/</text:a>))</text:p>
          </table:table-cell>
          <table:table-cell table:number-columns-repeated="1017"/>
        </table:table-row>
        <table:table-row table:style-name="ro9">
          <table:table-cell table:number-columns-repeated="4"/>
          <table:table-cell office:value-type="string" calcext:value-type="string">
            <text:p>&lt;img src="https://www.flir.com/globalassets/imported-assets/image/vue-vuepro.png" width=150&gt; &lt;br/&gt;</text:p>
          </table:table-cell>
          <table:table-cell office:value-type="string" calcext:value-type="string">
            <text:p>FLIR VUE 436-0012-00 Camera</text:p>
          </table:table-cell>
          <table:table-cell office:value-type="string" calcext:value-type="string">
            <text:p>([reference](http://www.flir.com/suas/vue/))</text:p>
          </table:table-cell>
          <table:table-cell table:number-columns-repeated="1017"/>
        </table:table-row>
        <table:table-row table:style-name="ro10">
          <table:table-cell table:number-columns-repeated="4"/>
          <table:table-cell office:value-type="string" calcext:value-type="string">
            <text:p>&lt;img src="https://i.ebayimg.com/images/g/yf8AAOSwogpaVSHJ/s-l300.jpg" width=150&gt; &lt;br/&gt;</text:p>
          </table:table-cell>
          <table:table-cell office:value-type="string" calcext:value-type="string">
            <text:p>Diamond VC500 Video Recording Cable</text:p>
          </table:table-cell>
          <table:table-cell office:value-type="string" calcext:value-type="string">
            <text:p>([reference](http://www.diamondmm.com/diamond-vc500-one-touch-video-capture-edit-stream.html))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22:37:31.215158769</meta:creation-date>
    <dc:date>2018-10-27T23:43:27.106921920</dc:date>
    <meta:editing-duration>PT3M14S</meta:editing-duration>
    <meta:editing-cycles>1</meta:editing-cycles>
    <meta:document-statistic meta:table-count="1" meta:cell-count="121" meta:object-count="0"/>
    <meta:generator>LibreOffice/5.1.6.2$Linux_X86_64 LibreOffice_project/10m0$Build-2</meta:generator>
  </office:meta>
</office:document-meta>
</file>